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42cm"/>
    </style:style>
    <style:style style:name="co2" style:family="table-column">
      <style:table-column-properties fo:break-before="auto" style:column-width="6.366cm"/>
    </style:style>
    <style:style style:name="co3" style:family="table-column">
      <style:table-column-properties fo:break-before="auto" style:column-width="12.10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5.796cm"/>
    </style:style>
    <style:style style:name="co6" style:family="table-column">
      <style:table-column-properties fo:break-before="auto" style:column-width="3.071cm"/>
    </style:style>
    <style:style style:name="co7" style:family="table-column">
      <style:table-column-properties fo:break-before="auto" style:column-width="6.69cm"/>
    </style:style>
    <style:style style:name="co8" style:family="table-column">
      <style:table-column-properties fo:break-before="auto" style:column-width="1.131cm"/>
    </style:style>
    <style:style style:name="co9" style:family="table-column">
      <style:table-column-properties fo:break-before="auto" style:column-width="15.383cm"/>
    </style:style>
    <style:style style:name="co10" style:family="table-column">
      <style:table-column-properties fo:break-before="auto" style:column-width="2.999cm"/>
    </style:style>
    <style:style style:name="co11" style:family="table-column">
      <style:table-column-properties fo:break-before="auto" style:column-width="7.611cm"/>
    </style:style>
    <style:style style:name="co12" style:family="table-column">
      <style:table-column-properties fo:break-before="auto" style:column-width="1.109cm"/>
    </style:style>
    <style:style style:name="co13" style:family="table-column">
      <style:table-column-properties fo:break-before="auto" style:column-width="3.103cm"/>
    </style:style>
    <style:style style:name="co14" style:family="table-column">
      <style:table-column-properties fo:break-before="auto" style:column-width="2.926cm"/>
    </style:style>
    <style:style style:name="co15" style:family="table-column">
      <style:table-column-properties fo:break-before="auto" style:column-width="9.474cm"/>
    </style:style>
    <style:style style:name="co16" style:family="table-column">
      <style:table-column-properties fo:break-before="auto" style:column-width="1.12cm"/>
    </style:style>
    <style:style style:name="co17" style:family="table-column">
      <style:table-column-properties fo:break-before="auto" style:column-width="2.983cm"/>
    </style:style>
    <style:style style:name="co18" style:family="table-column">
      <style:table-column-properties fo:break-before="auto" style:column-width="3.344cm"/>
    </style:style>
    <style:style style:name="co19" style:family="table-column">
      <style:table-column-properties fo:break-before="auto" style:column-width="9.013cm"/>
    </style:style>
    <style:style style:name="co20" style:family="table-column">
      <style:table-column-properties fo:break-before="auto" style:column-width="2.279cm"/>
    </style:style>
    <style:style style:name="co21" style:family="table-column">
      <style:table-column-properties fo:break-before="auto" style:column-width="3.967cm"/>
    </style:style>
    <style:style style:name="co22" style:family="table-column">
      <style:table-column-properties fo:break-before="auto" style:column-width="7.22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5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)" table:allow-empty-cell="true" table:display-list="unsorted" table:base-cell-address="'V7.5'.D9">
          <table:error-message table:message-type="stop" table:display="true"/>
        </table:content-validation>
      </table:content-validations>
      <table:table table:name="8.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CT6 Tes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11-07" calcext:value-type="date">
            <text:p>07/11/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execution leads to database update.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the GUI is displayed showing contents of the above databas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formula="of:=[.A32]+1" office:value-type="float" office:value="11" calcext:value-type="float">
            <text:p>11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3]+1" office:value-type="float" office:value="12" calcext:value-type="float">
            <text:p>12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4]+1" office:value-type="float" office:value="13" calcext:value-type="float">
            <text:p>13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5]+1" office:value-type="float" office:value="14" calcext:value-type="float">
            <text:p>14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6]+1" office:value-type="float" office:value="15" calcext:value-type="float">
            <text:p>15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7]+1" office:value-type="float" office:value="16" calcext:value-type="float">
            <text:p>16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8]+1" office:value-type="float" office:value="17" calcext:value-type="float">
            <text:p>17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9]+1" office:value-type="float" office:value="18" calcext:value-type="float">
            <text:p>18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30]+1" office:value-type="float" office:value="19" calcext:value-type="float">
            <text:p>19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7.9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2" office:value-type="string" calcext:value-type="string">
            <text:p>CT6 Tes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string" calcext:value-type="string">
            <text:p>20/7/2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formula="of:=[.A18]+1" office:value-type="float" office:value="11" calcext:value-type="float">
            <text:p>11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2]+1" office:value-type="float" office:value="12" calcext:value-type="float">
            <text:p>12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3]+1" office:value-type="float" office:value="13" calcext:value-type="float">
            <text:p>13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4]+1" office:value-type="float" office:value="14" calcext:value-type="float">
            <text:p>14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5]+1" office:value-type="float" office:value="15" calcext:value-type="float">
            <text:p>15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6]+1" office:value-type="float" office:value="16" calcext:value-type="float">
            <text:p>16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7]+1" office:value-type="float" office:value="17" calcext:value-type="float">
            <text:p>17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8]+1" office:value-type="float" office:value="18" calcext:value-type="float">
            <text:p>18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9]+1" office:value-type="float" office:value="19" calcext:value-type="float">
            <text:p>19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</table:table>
      <table:table table:name="V7.8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7-07" calcext:value-type="date">
            <text:p>07/07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It would be useful if the user had a notification message (similar to current measurements) when the calibration was complete.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2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3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4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5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6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table:formula="of:=[.A24]+1" office:value-type="float" office:value="17" calcext:value-type="float">
            <text:p>17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8]+1" office:value-type="float" office:value="18" calcext:value-type="float">
            <text:p>18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9]+1" office:value-type="float" office:value="19" calcext:value-type="float">
            <text:p>19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0]+1" office:value-type="float" office:value="20" calcext:value-type="float">
            <text:p>20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1]+1" office:value-type="float" office:value="21" calcext:value-type="float">
            <text:p>21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2]+1" office:value-type="float" office:value="22" calcext:value-type="float">
            <text:p>22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3]+1" office:value-type="float" office:value="23" calcext:value-type="float">
            <text:p>23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3">
          <table:table-cell table:formula="of:=[.A34]+1" office:value-type="float" office:value="24" calcext:value-type="float">
            <text:p>24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5]+1" office:value-type="float" office:value="25" calcext:value-type="float">
            <text:p>25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6]+1" office:value-type="float" office:value="26" calcext:value-type="float">
            <text:p>26</text:p>
          </table:table-cell>
          <table:table-cell table:formula="of:=[.B18]" office:value-type="string" office:string-value="ct6_configurator" calcext:value-type="string">
            <text:p>ct6_configurator</text:p>
          </table:table-cell>
          <table:table-cell table:formula="of:=[.C18]" office:value-type="string" office:string-value="Calibrate voltage measurement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7]+1" office:value-type="float" office:value="27" calcext:value-type="float">
            <text:p>27</text:p>
          </table:table-cell>
          <table:table-cell table:formula="of:=[.B19]" office:value-type="string" office:string-value="ct6_configurator" calcext:value-type="string">
            <text:p>ct6_configurator</text:p>
          </table:table-cell>
          <table:table-cell table:formula="of:=[.C19]" office:value-type="string" office:string-value="Calibrate port 1 current measurement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8]+1" office:value-type="float" office:value="28" calcext:value-type="float">
            <text:p>28</text:p>
          </table:table-cell>
          <table:table-cell table:formula="of:=[.B20]" office:value-type="string" office:string-value="ct6_configurator" calcext:value-type="string">
            <text:p>ct6_configurator</text:p>
          </table:table-cell>
          <table:table-cell table:formula="of:=[.C20]" office:value-type="string" office:string-value="Calibrate port 2 current measurement" calcext:value-type="string">
            <text:p>Calibrate port 2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39]+1" office:value-type="float" office:value="29" calcext:value-type="float">
            <text:p>29</text:p>
          </table:table-cell>
          <table:table-cell table:formula="of:=[.B21]" office:value-type="string" office:string-value="ct6_configurator" calcext:value-type="string">
            <text:p>ct6_configurator</text:p>
          </table:table-cell>
          <table:table-cell table:formula="of:=[.C21]" office:value-type="string" office:string-value="Calibrate port 3 current measurement" calcext:value-type="string">
            <text:p>Calibrate port 3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0]+1" office:value-type="float" office:value="30" calcext:value-type="float">
            <text:p>30</text:p>
          </table:table-cell>
          <table:table-cell table:formula="of:=[.B22]" office:value-type="string" office:string-value="ct6_configurator" calcext:value-type="string">
            <text:p>ct6_configurator</text:p>
          </table:table-cell>
          <table:table-cell table:formula="of:=[.C22]" office:value-type="string" office:string-value="Calibrate port 4 current measurement" calcext:value-type="string">
            <text:p>Calibrate port 4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1]+1" office:value-type="float" office:value="31" calcext:value-type="float">
            <text:p>31</text:p>
          </table:table-cell>
          <table:table-cell table:formula="of:=[.B23]" office:value-type="string" office:string-value="ct6_configurator" calcext:value-type="string">
            <text:p>ct6_configurator</text:p>
          </table:table-cell>
          <table:table-cell table:formula="of:=[.C23]" office:value-type="string" office:string-value="Calibrate port 5 current measurement" calcext:value-type="string">
            <text:p>Calibrate port 5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2]+1" office:value-type="float" office:value="32" calcext:value-type="float">
            <text:p>32</text:p>
          </table:table-cell>
          <table:table-cell table:formula="of:=[.B24]" office:value-type="string" office:string-value="ct6_configurator" calcext:value-type="string">
            <text:p>ct6_configurator</text:p>
          </table:table-cell>
          <table:table-cell table:formula="of:=[.C24]" office:value-type="string" office:string-value="Calibrate port 6 current measurement" calcext:value-type="string">
            <text:p>Calibrate port 6 current measurement</text:p>
          </table:table-cell>
          <table:table-cell office:value-type="string" calcext:value-type="string">
            <text:p>Yes</text:p>
          </table:table-cell>
          <table:table-cell/>
        </table:table-row>
      </table:table>
      <table:table table:name="V7.7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 table:number-rows-repeated="4">
          <table:table-cell table:number-columns-repeated="3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</table:table>
      <table:table table:name="V7.5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" table:default-cell-style-name="Default"/>
        <table:table-row table:style-name="ro1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10-06" calcext:value-type="date">
            <text:p>06/10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is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MQTT message are received by MQTT server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4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9]" office:value-type="string" office:string-value="ct6_db_store" calcext:value-type="string">
            <text:p>ct6_db_store</text:p>
          </table:table-cell>
          <table:table-cell table:formula="of:=[.C19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0]" office:value-type="string" office:string-value="ct6_db_store" calcext:value-type="string">
            <text:p>ct6_db_store</text:p>
          </table:table-cell>
          <table:table-cell table:formula="of:=[.C20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1]" office:value-type="string" office:string-value="ct6_dash" calcext:value-type="string">
            <text:p>ct6_dash</text:p>
          </table:table-cell>
          <table:table-cell table:formula="of:=[.C21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2]" office:value-type="string" office:string-value="ct6_dash" calcext:value-type="string">
            <text:p>ct6_dash</text:p>
          </table:table-cell>
          <table:table-cell table:formula="of:=[.C22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</table:table>
      <table:table table:name="V7.4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number-columns-repeated="2" table:default-cell-style-name="Default"/>
        <table:table-row table:style-name="ro1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9-06" calcext:value-type="date">
            <text:p>06/09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No log files created. Add to TODO list to ensure logs are created when action execute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Memory usage reported via an info message. Should be a debug level message. Add to TODO list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6]" office:value-type="string" office:string-value="ct6_db_store" calcext:value-type="string">
            <text:p>ct6_db_store</text:p>
          </table:table-cell>
          <table:table-cell table:formula="of:=[.C16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17]" office:value-type="string" office:string-value="ct6_db_store" calcext:value-type="string">
            <text:p>ct6_db_store</text:p>
          </table:table-cell>
          <table:table-cell table:formula="of:=[.C17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8]" office:value-type="string" office:string-value="ct6_dash" calcext:value-type="string">
            <text:p>ct6_dash</text:p>
          </table:table-cell>
          <table:table-cell table:formula="of:=[.C18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19]" office:value-type="string" office:string-value="ct6_dash" calcext:value-type="string">
            <text:p>ct6_dash</text:p>
          </table:table-cell>
          <table:table-cell table:formula="of:=[.C19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/00/0000</text:date>, <text:time style:data-style-name="N2" text:time-value="19:09:24.0853434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09:05:41.690162717</meta:creation-date>
    <dc:date>2024-11-07T19:22:12.659112212</dc:date>
    <meta:editing-duration>PT18H20M50S</meta:editing-duration>
    <meta:editing-cycles>40</meta:editing-cycles>
    <meta:generator>LibreOffice/24.2.6.2$Linux_X86_64 LibreOffice_project/420$Build-2</meta:generator>
    <meta:document-statistic meta:table-count="6" meta:cell-count="590" meta:object-count="0"/>
  </office:meta>
</office:document-meta>
</file>